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3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8cm" fo:min-width="0.27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0.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.4cm"/>
    </style:style>
    <style:style style:name="gr8" style:family="graphic" style:parent-style-name="objectwithoutfill">
      <style:graphic-properties svg:stroke-width="0.018cm" svg:stroke-color="#0000ff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415cm"/>
    </style:style>
    <style:style style:name="gr10" style:family="graphic" style:parent-style-name="objectwithoutfill">
      <style:graphic-properties draw:stroke="dash" draw:stroke-dash="Dashed_20__28_var_29_" svg:stroke-width="0.018cm" svg:stroke-color="#0099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256cm"/>
    </style:style>
    <style:style style:name="gr12" style:family="graphic" style:parent-style-name="objectwithoutfill">
      <style:graphic-properties svg:stroke-width="0.018cm" svg:stroke-color="#ff0066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ccff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color="#009900" fo:font-size="10pt" fo:font-style="italic" fo:font-weight="bold"/>
    </style:style>
    <style:style style:name="P9" style:family="paragraph">
      <loext:graphic-properties draw:fill="none" draw:fill-color="#ffffff"/>
      <style:text-properties fo:color="#009900" fo:font-size="10pt" fo:font-style="italic" fo:font-weight="bold" style:font-size-asian="12pt" style:font-size-complex="12pt"/>
    </style:style>
    <style:style style:name="P10" style:family="paragraph">
      <style:text-properties fo:font-size="10.5pt"/>
    </style:style>
    <style:style style:name="P11" style:family="paragraph">
      <loext:graphic-properties draw:fill="none" draw:fill-color="#ffffff"/>
      <style:text-properties fo:font-size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12pt" style:font-size-complex="12pt"/>
    </style:style>
    <style:style style:name="T5" style:family="text">
      <style:text-properties style:text-position="-33% 58%" style:font-size-asian="12pt" style:font-size-complex="12pt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7cm" svg:height="1.7cm" svg:x="8.4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8.366cm 5.7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8.833cm 5.46cm)">
          <draw:text-box>
            <text:p><text:span text:style-name="T1">A</text:span></text:p>
          </draw:text-box>
        </draw:frame>
        <draw:frame draw:style-name="gr3" draw:text-style-name="P2" draw:layer="layout" svg:width="0.756cm" svg:height="0.641cm" draw:transform="rotate (-0.716457657943672) translate (9.489cm 5.341cm)">
          <draw:text-box>
            <text:p><text:span text:style-name="T1">C</text:span></text:p>
          </draw:text-box>
        </draw:frame>
        <draw:custom-shape draw:style-name="gr1" draw:text-style-name="P1" xml:id="id7" draw:id="id7" draw:layer="layout" svg:width="1.7cm" svg:height="1.7cm" svg:x="16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6.266cm 3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6.733cm 3.26cm)">
          <draw:text-box>
            <text:p><text:span text:style-name="T1">A</text:span></text:p>
          </draw:text-box>
        </draw:frame>
        <draw:frame draw:style-name="gr3" draw:text-style-name="P2" draw:layer="layout" svg:width="0.756cm" svg:height="0.641cm" draw:transform="rotate (-0.716457657943672) translate (17.389cm 3.141cm)">
          <draw:text-box>
            <text:p><text:span text:style-name="T1">C</text:span></text:p>
          </draw:text-box>
        </draw:frame>
        <draw:custom-shape draw:style-name="gr1" draw:text-style-name="P1" xml:id="id6" draw:id="id6" draw:layer="layout" svg:width="1.7cm" svg:height="1.7cm" svg:x="12.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2.266cm 5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2.733cm 5.26cm)">
          <draw:text-box>
            <text:p><text:span text:style-name="T1">A</text:span></text:p>
          </draw:text-box>
        </draw:frame>
        <draw:frame draw:style-name="gr3" draw:text-style-name="P2" draw:layer="layout" svg:width="0.756cm" svg:height="0.641cm" draw:transform="rotate (-0.716457657943672) translate (13.389cm 5.141cm)">
          <draw:text-box>
            <text:p><text:span text:style-name="T1">C</text:span></text:p>
          </draw:text-box>
        </draw:frame>
        <draw:custom-shape draw:style-name="gr4" draw:text-style-name="P3" xml:id="id3" draw:id="id3" draw:layer="layout" svg:width="1.1cm" svg:height="1.1cm" svg:x="8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1cm" svg:height="1.1cm" svg:x="12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1.1cm" svg:height="1.1cm" svg:x="16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9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12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6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7cm" svg:height="0.6cm" svg:x="3.6cm" svg:y="8.2cm">
          <text:p text:style-name="P4"><text:span text:style-name="T2">Sink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1.3cm" svg:height="1.1cm" svg:x="3.8cm" svg:y="7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cm" svg:height="0.7cm" svg:x="4cm" svg:y="7.3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6.761cm" svg:y1="4.639cm" svg:x2="13.7cm" svg:y2="6.25cm" draw:start-shape="id1" draw:start-glue-point="7" draw:end-shape="id2" draw:end-glue-point="10" svg:d="M16761 4639l-3061 1611" svg:viewBox="0 0 3062 1612">
          <text:p/>
        </draw:connector>
        <draw:connector draw:style-name="gr8" draw:text-style-name="P6" draw:layer="layout" draw:type="line" svg:x1="12.6cm" svg:y1="6.25cm" svg:x2="9.8cm" svg:y2="6.45cm" draw:start-shape="id2" draw:start-glue-point="6" draw:end-shape="id3" draw:end-glue-point="10" svg:d="M12600 6250l-2800 200" svg:viewBox="0 0 2801 201">
          <text:p/>
        </draw:connector>
        <draw:connector draw:style-name="gr8" draw:text-style-name="P6" draw:layer="layout" draw:type="line" svg:x1="8.7cm" svg:y1="6.45cm" svg:x2="5.1cm" svg:y2="7.65cm" draw:start-shape="id3" draw:start-glue-point="6" draw:end-shape="id4" draw:end-glue-point="1" svg:d="M8700 6450l-3600 1200" svg:viewBox="0 0 3601 1201">
          <text:p/>
        </draw:connector>
        <draw:line draw:style-name="gr8" draw:text-style-name="P6" draw:layer="layout" svg:x1="14.8cm" svg:y1="7.748cm" svg:x2="17cm" svg:y2="7.748cm">
          <text:p/>
        </draw:line>
        <draw:frame draw:style-name="gr9" draw:text-style-name="P7" draw:layer="layout" svg:width="2.915cm" svg:height="0.721cm" svg:x="16.885cm" svg:y="7.4cm">
          <draw:text-box>
            <text:p><text:span text:style-name="T3">Routing path</text:span></text:p>
          </draw:text-box>
        </draw:frame>
        <draw:connector draw:style-name="gr10" draw:text-style-name="P6" draw:layer="layout" draw:type="curve" svg:x1="16.6cm" svg:y1="4.25cm" svg:x2="4.45cm" svg:y2="7.1cm" draw:start-shape="id1" draw:start-glue-point="6" draw:end-shape="id4" draw:end-glue-point="0" svg:d="M16600 4250c-8100 0-12150 950-12150 2850" svg:viewBox="0 0 12151 2851">
          <text:p/>
        </draw:connector>
        <draw:frame draw:style-name="gr11" draw:text-style-name="P7" draw:layer="layout" svg:width="0.858cm" svg:height="0.822cm" svg:x="15.1cm" svg:y="5.3cm">
          <draw:text-box>
            <text:p><text:span text:style-name="T3">δ </text:span></text:p>
          </draw:text-box>
        </draw:frame>
        <draw:frame draw:style-name="gr11" draw:text-style-name="P7" draw:layer="layout" svg:width="0.858cm" svg:height="0.822cm" svg:x="10.9cm" svg:y="6.2cm">
          <draw:text-box>
            <text:p><text:span text:style-name="T3">δ </text:span></text:p>
          </draw:text-box>
        </draw:frame>
        <draw:frame draw:style-name="gr11" draw:text-style-name="P7" draw:layer="layout" svg:width="0.756cm" svg:height="0.822cm" svg:x="6.7cm" svg:y="7cm">
          <draw:text-box>
            <text:p><text:span text:style-name="T3">δ</text:span></text:p>
          </draw:text-box>
        </draw:frame>
        <draw:connector draw:style-name="gr12" draw:text-style-name="P6" draw:layer="layout" draw:type="curve" svg:x1="9.25cm" svg:y1="5.6cm" svg:x2="13.15cm" svg:y2="5.4cm" draw:start-shape="id5" draw:start-glue-point="4" draw:end-shape="id6" draw:end-glue-point="4" svg:d="M9250 5600c0-1051 3900-951 3900-200" svg:viewBox="0 0 3901 777">
          <text:p/>
        </draw:connector>
        <draw:frame draw:style-name="gr11" draw:text-style-name="P7" draw:layer="layout" svg:width="0.777cm" svg:height="0.822cm" svg:x="10.542cm" svg:y="4.6cm">
          <draw:text-box>
            <text:p><text:span text:style-name="T3">φ</text:span></text:p>
          </draw:text-box>
        </draw:frame>
        <draw:connector draw:style-name="gr12" draw:text-style-name="P6" draw:layer="layout" draw:type="curve" svg:x1="13.15cm" svg:y1="5.4cm" svg:x2="16.3cm" svg:y2="4.25cm" draw:start-shape="id6" draw:start-glue-point="4" draw:end-shape="id7" svg:d="M13150 5400c0-767 1050-1150 3150-1150" svg:viewBox="0 0 3151 1151">
          <text:p/>
        </draw:connector>
        <draw:frame draw:style-name="gr11" draw:text-style-name="P7" draw:layer="layout" svg:width="0.777cm" svg:height="0.822cm" svg:x="14.123cm" svg:y="4.2cm">
          <draw:text-box>
            <text:p><text:span text:style-name="T3">φ</text:span></text:p>
          </draw:text-box>
        </draw:frame>
        <draw:frame draw:style-name="gr11" draw:text-style-name="P9" draw:layer="layout" svg:width="1.095cm" svg:height="0.822cm" svg:x="12.123cm" svg:y="6.1cm">
          <draw:text-box>
            <text:p text:style-name="P8"><text:span text:style-name="T4">t</text:span><text:span text:style-name="T5">send</text:span></text:p>
          </draw:text-box>
        </draw:frame>
        <draw:frame draw:style-name="gr11" draw:text-style-name="P9" draw:layer="layout" svg:width="0.964cm" svg:height="0.822cm" svg:x="12.023cm" svg:y="4.9cm">
          <draw:text-box>
            <text:p text:style-name="P8"><text:span text:style-name="T4">t</text:span><text:span text:style-name="T5">ack</text:span></text:p>
          </draw:text-box>
        </draw:frame>
        <draw:frame draw:style-name="gr11" draw:text-style-name="P9" draw:layer="layout" svg:width="1.095cm" svg:height="0.822cm" svg:x="16.405cm" svg:y="4.478cm">
          <draw:text-box>
            <text:p text:style-name="P8"><text:span text:style-name="T4">t</text:span><text:span text:style-name="T5">send</text:span></text:p>
          </draw:text-box>
        </draw:frame>
        <draw:frame draw:style-name="gr11" draw:text-style-name="P9" draw:layer="layout" svg:width="0.964cm" svg:height="0.822cm" svg:x="15.6cm" svg:y="3.5cm">
          <draw:text-box>
            <text:p text:style-name="P8"><text:span text:style-name="T4">t</text:span><text:span text:style-name="T5">ack</text:span></text:p>
          </draw:text-box>
        </draw:frame>
        <draw:line draw:style-name="gr12" draw:text-style-name="P6" draw:layer="layout" svg:x1="14.8cm" svg:y1="8.4cm" svg:x2="17cm" svg:y2="8.4cm">
          <text:p/>
        </draw:line>
        <draw:frame draw:style-name="gr9" draw:text-style-name="P7" draw:layer="layout" svg:width="3.364cm" svg:height="0.721cm" svg:x="16.886cm" svg:y="8.101cm">
          <draw:text-box>
            <text:p><text:span text:style-name="T3">Hop to hop ack</text:span></text:p>
          </draw:text-box>
        </draw:frame>
        <draw:frame draw:style-name="gr11" draw:text-style-name="P9" draw:layer="layout" svg:width="1.095cm" svg:height="0.822cm" svg:x="14.724cm" svg:y="8.8cm">
          <draw:text-box>
            <text:p text:style-name="P8"><text:span text:style-name="T4">t</text:span><text:span text:style-name="T5">send</text:span></text:p>
          </draw:text-box>
        </draw:frame>
        <draw:frame draw:style-name="gr9" draw:text-style-name="P7" draw:layer="layout" svg:width="3.571cm" svg:height="0.721cm" svg:x="16.886cm" svg:y="8.802cm">
          <draw:text-box>
            <text:p><text:span text:style-name="T3">Forwarding date</text:span></text:p>
          </draw:text-box>
        </draw:frame>
        <draw:frame draw:style-name="gr11" draw:text-style-name="P9" draw:layer="layout" svg:width="0.964cm" svg:height="0.822cm" svg:x="14.725cm" svg:y="9.4cm">
          <draw:text-box>
            <text:p text:style-name="P8"><text:span text:style-name="T4">t</text:span><text:span text:style-name="T5">ack</text:span></text:p>
          </draw:text-box>
        </draw:frame>
        <draw:frame draw:style-name="gr9" draw:text-style-name="P7" draw:layer="layout" svg:width="4.024cm" svg:height="0.721cm" svg:x="16.887cm" svg:y="9.402cm">
          <draw:text-box>
            <text:p><text:span text:style-name="T3">Ack reception date</text:span></text:p>
          </draw:text-box>
        </draw:frame>
        <draw:frame draw:style-name="gr13" draw:text-style-name="P11" draw:layer="layout" svg:width="1.231cm" svg:height="0.747cm" svg:x="18.1cm" svg:y="3.7cm">
          <draw:text-box>
            <text:p text:style-name="P10">hop<text:span text:style-name="T6">1</text:span></text:p>
          </draw:text-box>
        </draw:frame>
        <draw:frame draw:style-name="gr13" draw:text-style-name="P11" draw:layer="layout" svg:width="1.231cm" svg:height="0.747cm" svg:x="12.401cm" svg:y="7.001cm">
          <draw:text-box>
            <text:p text:style-name="P10">hop<text:span text:style-name="T6">2</text:span></text:p>
          </draw:text-box>
        </draw:frame>
        <draw:frame draw:style-name="gr13" draw:text-style-name="P11" draw:layer="layout" svg:width="1.231cm" svg:height="0.747cm" svg:x="8.702cm" svg:y="7.302cm">
          <draw:text-box>
            <text:p text:style-name="P10">hop<text:span text:style-name="T6">3</text:span></text:p>
          </draw:text-box>
        </draw:frame>
        <draw:frame draw:style-name="gr13" draw:text-style-name="P11" draw:layer="layout" svg:width="1.231cm" svg:height="0.747cm" svg:x="5.303cm" svg:y="8.203cm">
          <draw:text-box>
            <text:p text:style-name="P10">hop<text:span text:style-name="T6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5:56:40.035288961</meta:creation-date>
    <dc:date>2017-05-06T17:22:53.969417094</dc:date>
    <meta:editing-duration>PT55M34S</meta:editing-duration>
    <meta:editing-cycles>7</meta:editing-cycles>
    <meta:generator>LibreOffice/5.3.2.2$Linux_X86_64 LibreOffice_project/30m0$Build-2</meta:generator>
    <meta:document-statistic meta:object-count="48"/>
  </office:meta>
</office:document-meta>
</file>